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10" style:family="table-cell" style:parent-style-name="Default" style:data-style-name="N37">
      <style:table-cell-properties fo:border="0.74pt ridge #000000"/>
    </style:style>
    <style:style style:name="ce9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0" office:value-type="date" office:date-value="2023-07-04" calcext:value-type="date">
            <text:p>07/04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9" office:value-type="time" office:time-value="PT09H10M00S" calcext:value-type="time">
            <text:p>09:1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me hallw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4x print pa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8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5T16:06:33.444037780</dc:date>
    <meta:editing-duration>PT19M13S</meta:editing-duration>
    <meta:editing-cycles>8</meta:editing-cycles>
    <meta:generator>LibreOffice/7.3.7.2$Linux_X86_64 LibreOffice_project/30$Build-2</meta:generator>
    <meta:document-statistic meta:table-count="1" meta:cell-count="105" meta:object-count="0"/>
  </office:meta>
</office:document-meta>
</file>